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83b9c"/>
    </style:style>
    <style:style style:name="T1" style:family="text">
      <style:text-properties officeooo:rsid="00083b9c"/>
    </style:style>
    <style:style style:name="T2" style:family="text">
      <style:text-properties officeooo:rsid="00093ce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W<text:span text:style-name="T1">eb网页的架构采用典型的“现代</text:span><text:span text:style-name="T2">web应用架构</text:span><text:span text:style-name="T1">”，实行前后端分离，考虑到后续网站连接量会加大，采用</text:span><text:span text:style-name="T2">nginx反向代理。</text:span></text:p>
      <text:p text:style-name="P1"/>
      <text:p text:style-name="P1">+-------------+ <text:s text:c="5"/>+--------------+ <text:s text:c="5"/>+-------------------+</text:p>
      <text:p text:style-name="P1">| <text:s/>Browser <text:s text:c="3"/>| &lt;--&gt; | <text:s text:c="2"/>Nginx <text:s text:c="5"/>| &lt;--&gt; | <text:s/>Node.js Server <text:s text:c="2"/>|</text:p>
      <text:p text:style-name="P1">| <text:s text:c="12"/>| <text:s text:c="5"/>| (Reverse <text:s text:c="4"/>| <text:s text:c="5"/>| (Express) <text:s text:c="8"/>|</text:p>
      <text:p text:style-name="P1">| <text:s text:c="12"/>| <text:s text:c="5"/>| <text:s/>Proxy) <text:s text:c="5"/>| <text:s text:c="5"/>| <text:s text:c="18"/>|</text:p>
      <text:p text:style-name="P1">+-------------+ <text:s text:c="5"/>+--------------+ <text:s text:c="5"/>+-------------------+</text:p>
      <text:p text:style-name="P1"><text:s text:c="42"/>^ <text:s text:c="7"/>^</text:p>
      <text:p text:style-name="P1"><text:s text:c="42"/>| <text:s text:c="7"/>|</text:p>
      <text:p text:style-name="P1"><text:s text:c="35"/>+-------------+ +-------------+</text:p>
      <text:p text:style-name="P1"><text:s text:c="35"/>| <text:s/>Static <text:s text:c="4"/>| | Database <text:s text:c="3"/>|</text:p>
      <text:p text:style-name="P1"><text:s text:c="35"/>| <text:s/>Assets <text:s text:c="4"/>| | (MySQL) <text:s text:c="4"/>|</text:p>
      <text:p text:style-name="P1"><text:s text:c="35"/>+-------------+ +-------------+</text:p>
      <text:p text:style-name="P1">Node.js</text:p>
      <text:p text:style-name="Standard"/>
      <text:p text:style-name="Standard">简介</text:p>
      <text:p text:style-name="Standard">Node.js 是一个开源、跨平台的JavaScript运行时环境，能够在服务器端运行JavaScript代码。它基于Google的V8引擎，具有高效的性能和非阻塞I/O模型，非常适合于I/O密集型的任务，例如实时聊天、数据流应用等。</text:p>
      <text:p text:style-name="Standard"/>
      <text:p text:style-name="Standard">特点</text:p>
      <text:p text:style-name="Standard">1. 事件驱动和非阻塞I/O：Node.js 使用事件驱动架构，所有的I/O操作都是异步的，这使得它在处理并发请求时表现优越。</text:p>
      <text:p text:style-name="Standard">2. 单线程模型：虽然Node.js是单线程的，但它通过事件循环机制处理多个并发请求，从而避免了线程管理的开销。</text:p>
      <text:p text:style-name="Standard">3. NPM (Node Package Manager)：Node.js拥有一个庞大的包管理系统，NPM中包含了大量的开源库和工具，使开发更加便捷。</text:p>
      <text:p text:style-name="Standard">4. 跨平台：Node.js可以运行在Windows、Linux和MacOS等多个操作系统上。</text:p>
      <text:p text:style-name="Standard">5. 高性能：基于V8引擎的高效执行性能，使得Node.js在处理高并发场景下表现出色。</text:p>
      <text:p text:style-name="Standard"/>
      <text:p text:style-name="Standard">典型应用</text:p>
      <text:p text:style-name="Standard">- 实时应用程序（如聊天室、在线游戏）</text:p>
      <text:p text:style-name="Standard">- 单页应用（SPA）</text:p>
      <text:p text:style-name="Standard">- 数据流处理（如大文件上传、视频流）</text:p>
      <text:p text:style-name="Standard">- RESTful API服务</text:p>
      <text:p text:style-name="Standard"/>
      <text:p text:style-name="Standard">Nginx</text:p>
      <text:p text:style-name="Standard"/>
      <text:p text:style-name="Standard">简介</text:p>
      <text:p text:style-name="Standard">Nginx（Engine-X）是一个高性能的Web服务器和反向代理服务器，同时也是一个IMAP/POP3代理服务器。Nginx以其高并发连接、高吞吐量和低资源消耗而著称。</text:p>
      <text:p text:style-name="Standard"/>
      <text:p text:style-name="Standard"><text:s/>特点</text:p>
      <text:p text:style-name="Standard">1. 高并发处理能力：Nginx采用异步、事件驱动的架构，可以处理数以万计的并发连接，适用于高流量的网站。</text:p>
      <text:p text:style-name="Standard">2. 反向代理和负载均衡：Nginx常用于将请求分发到后端多个服务器上，以实现负载均衡，提高应用的可用性和性能。</text:p>
      <text:p text:style-name="Standard"><text:soft-page-break/>3. 静态内容服务：Nginx非常擅长提供静态文件服务，如HTML、CSS、JavaScript和图片等。</text:p>
      <text:p text:style-name="Standard">4. 模块化设计：Nginx具有高度可扩展的模块化设计，可以根据需要加载不同的功能模块。</text:p>
      <text:p text:style-name="Standard">5. 低内存消耗：Nginx的设计使其在处理高并发连接时，内存消耗相对较低，适合运行在资源有限的环境中。</text:p>
      <text:p text:style-name="Standard"/>
      <text:p text:style-name="Standard">典型应用</text:p>
      <text:p text:style-name="Standard">-Web服务器：为网站提供静态和动态内容。</text:p>
      <text:p text:style-name="Standard">- 反向代理服务器：将客户端请求代理到后端服务器。</text:p>
      <text:p text:style-name="Standard">- 负载均衡器：在多个后端服务器之间分发流量。</text:p>
      <text:p text:style-name="Standard">- 内容缓存：缓存静态内容，减少后端服务器的负载。</text:p>
      <text:p text:style-name="Standard">- SSL/TLS终结器：处理SSL/TLS加密，提升安全性。</text:p>
      <text:p text:style-name="Standard"/>
      <text:p text:style-name="Standard">Node.js 与 Nginx 的协同工作</text:p>
      <text:p text:style-name="Standard">Node.js 和 Nginx 常常一起使用来构建高性能、可扩展的Web应用：</text:p>
      <text:p text:style-name="Standard">- 反向代理：Nginx可以作为反向代理服务器，将客户端请求转发给运行在Node.js上的应用，从而实现负载均衡和安全性增强。</text:p>
      <text:p text:style-name="Standard">- 静态内容服务：Nginx处理静态文件（如图片、CSS、JavaScript等），而Node.js专注于处理动态请求，提高整体性能。</text:p>
      <text:p text:style-name="Standard">- SSL终结：Nginx处理SSL/TLS加密，将解密后的请求转发给Node.js应用，减轻Node.js的负担。</text:p>
      <text:p text:style-name="Standard"/>
      <text:p text:style-name="Standard">综上所述，Node.js 和 Nginx 各自具备独特的优势，并且在现代Web开发中往往配合使用，以实现高效、可靠和可扩展的Web应用架构。</text:p>
      <text:p text:style-name="Standard"/>
      <text:p text:style-name="Standard">MySQL 是一种流行的开源关系型数据库管理系统（RDBMS），由 Oracle Corporation 维护和开发。它广泛应用于各种应用场景，包括 Web 应用、企业应用和嵌入式系统。以下是 MySQL 的一些关键特点和简介：</text:p>
      <text:p text:style-name="Standard"/>
      <text:p text:style-name="Standard">主要特点</text:p>
      <text:p text:style-name="Standard"/>
      <text:p text:style-name="Standard">1. 开源：</text:p>
      <text:p text:style-name="Standard"><text:s text:c="3"/>- MySQL 是开源软件，可以免费使用，但也提供商业版本，包含一些高级功能和支持服务。</text:p>
      <text:p text:style-name="Standard"/>
      <text:p text:style-name="Standard">2. 关系型数据库管理系统：</text:p>
      <text:p text:style-name="Standard"><text:s text:c="3"/>- MySQL 使用关系模型来组织数据。数据存储在表中，表由行和列组成，表之间可以通过外键关系进行关联。</text:p>
      <text:p text:style-name="Standard"/>
      <text:p text:style-name="Standard">3. 高性能和可扩展性：</text:p>
      <text:p text:style-name="Standard"><text:s text:c="3"/>- MySQL 设计为能够处理大规模数据，并提供多种存储引擎（如 InnoDB 和 MyISAM）以优化性能和存储需求。</text:p>
      <text:p text:style-name="Standard"><text:s text:c="3"/>- 支持分区、索引和查询优化，使其能够高效处理大量数据和复杂查询。</text:p>
      <text:p text:style-name="Standard"/>
      <text:p text:style-name="Standard">4. 跨平台支持：</text:p>
      <text:p text:style-name="Standard"><text:s text:c="3"/>- MySQL 可以运行在多种操作系统上，包括 Linux、Windows、macOS 和 Unix 系统。</text:p>
      <text:p text:style-name="Standard"/>
      <text:p text:style-name="Standard">5. 安全性：</text:p>
      <text:p text:style-name="Standard"><text:s text:c="3"/>- 提供强大的用户管理和权限控制，支持 SSL 加密传输，确保数据的安全性。</text:p>
      <text:p text:style-name="Standard"/>
      <text:p text:style-name="Standard">6. 丰富的功能：</text:p>
      <text:p text:style-name="Standard"><text:s text:c="3"/>- 支持 SQL 标准，提供事务处理、外键约束、视图、存储过程、触发器等高级数据库功能。</text:p>
      <text:p text:style-name="Standard"><text:soft-page-break/></text:p>
      <text:p text:style-name="Standard">主要组件</text:p>
      <text:p text:style-name="Standard"/>
      <text:p text:style-name="Standard">1. 服务器（mysqld）：</text:p>
      <text:p text:style-name="Standard"><text:s text:c="3"/>- MySQL 服务器是核心组件，负责处理所有的数据库操作，包括连接管理、查询处理和数据存储。</text:p>
      <text:p text:style-name="Standard"/>
      <text:p text:style-name="Standard">2. 客户端工具：</text:p>
      <text:p text:style-name="Standard"><text:s text:c="3"/>- MySQL 提供了一系列命令行工具和图形化管理工具（如 MySQL Workbench）来管理和操作数据库。</text:p>
      <text:p text:style-name="Standard"/>
      <text:p text:style-name="Standard">3. 连接器和驱动程序：</text:p>
      <text:p text:style-name="Standard"><text:s text:c="3"/>- MySQL 提供多种编程语言的连接器和驱动程序（如 JDBC、ODBC、Python、PHP），方便开发者与数据库进行交互。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16:36:10.364801743</meta:creation-date>
    <dc:date>2024-05-21T17:01:19.744155073</dc:date>
    <meta:editing-duration>PT4M3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3" meta:paragraph-count="69" meta:word-count="1593" meta:character-count="2765" meta:non-whitespace-character-count="2239"/>
  </office:meta>
</office:document-meta>
</file>